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569cd6" loext:opacity="100%" style:font-name="Consolas" fo:font-size="10.5pt" fo:font-weight="normal"/>
    </style:style>
    <style:style style:name="T11" style:family="text">
      <style:text-properties fo:color="#4fc1ff" loext:opacity="100%"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fo:color="#4ec9b0" loext:opacity="100%" style:font-name="Consolas" fo:font-size="10.5pt" fo:font-weight="normal"/>
    </style:style>
    <style:style style:name="T19" style:family="text">
      <style:text-properties fo:color="#80808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'react'</text:span>;</text:p>
      <text:p text:style-name="P1"><text:span text:style-name="T1">import</text:span> {</text:p>
      <text:p text:style-name="P2">  <text:span text:style-name="T4">ResponsiveContainer</text:span><text:span text:style-name="T5">,</text:span>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/text:p>
      <text:p text:style-name="P1">} <text:span text:style-name="T1">from</text:span> <text:span text:style-name="T3">'recharts'</text:span>;</text:p>
      <text:p text:style-name="P1"><text:span text:style-name="T1">import</text:span> <text:span text:style-name="T2">axios</text:span> <text:span text:style-name="T1">from</text:span> <text:span text:style-name="T3">'axios'</text:span>;</text:p>
      <text:p text:style-name="P1"><text:span text:style-name="T1">import</text:span> <text:span text:style-name="T3">'./Deudas.css'</text:span>;</text:p>
      <text:p text:style-name="P3"/>
      <text:p text:style-name="P1"><text:span text:style-name="T6">const</text:span> <text:span text:style-name="T7">monthNames</text:span> <text:span text:style-name="T8">=</text:span> [<text:span text:style-name="T3">'Ene'</text:span>, <text:span text:style-name="T3">'Feb'</text:span>, <text:span text:style-name="T3">'Mar'</text:span>, <text:span text:style-name="T3">'Abr'</text:span>, <text:span text:style-name="T3">'May'</text:span>, <text:span text:style-name="T3">'Jun'</text:span>, <text:span text:style-name="T3">'Jul'</text:span>, <text:span text:style-name="T3">'Ago'</text:span>, <text:span text:style-name="T3">'Sep'</text:span>, <text:span text:style-name="T3">'Oct'</text:span>, <text:span text:style-name="T3">'Nov'</text:span>, <text:span text:style-name="T3">'Dic'</text:span>];</text:p>
      <text:p text:style-name="P3"/>
      <text:p text:style-name="P1"><text:span text:style-name="T6">const</text:span> <text:span text:style-name="T9">DeudasMensuales</text:span> <text:span text:style-name="T8">=</text:span> () <text:span text:style-name="T6">=&gt;</text:span> {</text:p>
      <text:p text:style-name="P2">  <text:span text:style-name="T10">const</text:span><text:span text:style-name="T5"> [</text:span><text:span text:style-name="T11">data</text:span><text:span text:style-name="T5">, </text:span><text:span text:style-name="T12">setData</text:span><text:span text:style-name="T5">] </text:span><text:span text:style-name="T13">=</text:span><text:span text:style-name="T5"> </text:span><text:span text:style-name="T12">useState</text:span><text:span text:style-name="T5">([]);</text:span></text:p>
      <text:p text:style-name="P3"/>
      <text:p text:style-name="P2">  <text:span text:style-name="T12">useEffect</text:span><text:span text:style-name="T5">(() </text:span><text:span text:style-name="T10">=&gt;</text:span><text:span text:style-name="T5"> {</text:span></text:p>
      <text:p text:style-name="P2">    <text:span text:style-name="T10">const</text:span><text:span text:style-name="T5"> </text:span><text:span text:style-name="T12">fetchData</text:span><text:span text:style-name="T5"> </text:span><text:span text:style-name="T13">=</text:span><text:span text:style-name="T5"> </text:span><text:span text:style-name="T10">async</text:span><text:span text:style-name="T5"> () </text:span><text:span text:style-name="T10">=&gt;</text:span><text:span text:style-name="T5"> {</text:span></text:p>
      <text:p text:style-name="P2">      <text:span text:style-name="T14">try</text:span><text:span text:style-name="T5"> {</text:span></text:p>
      <text:p text:style-name="P2">        <text:span text:style-name="T10">const</text:span><text:span text:style-name="T5"> </text:span><text:span text:style-name="T11">response</text:span><text:span text:style-name="T5"> </text:span><text:span text:style-name="T13">=</text:span><text:span text:style-name="T5"> </text:span><text:span text:style-name="T14">await</text:span><text:span text:style-name="T5"> </text:span><text:span text:style-name="T11">axios</text:span><text:span text:style-name="T5">.</text:span><text:span text:style-name="T12">get</text:span><text:span text:style-name="T5">(</text:span><text:span text:style-name="T15">'/resumen-general'</text:span><text:span text:style-name="T5">);</text:span></text:p>
      <text:p text:style-name="P2">        <text:span text:style-name="T10">const</text:span><text:span text:style-name="T5"> </text:span><text:span text:style-name="T11">pagadas</text:span><text:span text:style-name="T5"> </text:span><text:span text:style-name="T13">=</text:span><text:span text:style-name="T5"> </text:span><text:span text:style-name="T11">response</text:span><text:span text:style-name="T5">.</text:span><text:span text:style-name="T4">data</text:span><text:span text:style-name="T5">.</text:span><text:span text:style-name="T4">barras_deudas_mensual</text:span><text:span text:style-name="T5">.</text:span><text:span text:style-name="T4">pagadas</text:span><text:span text:style-name="T5">;</text:span></text:p>
      <text:p text:style-name="P2">        <text:span text:style-name="T10">const</text:span><text:span text:style-name="T5"> </text:span><text:span text:style-name="T11">pendientes</text:span><text:span text:style-name="T5"> </text:span><text:span text:style-name="T13">=</text:span><text:span text:style-name="T5"> </text:span><text:span text:style-name="T11">response</text:span><text:span text:style-name="T5">.</text:span><text:span text:style-name="T4">data</text:span><text:span text:style-name="T5">.</text:span><text:span text:style-name="T4">barras_deudas_mensual</text:span><text:span text:style-name="T5">.</text:span><text:span text:style-name="T4">pendientes</text:span><text:span text:style-name="T5">;</text:span></text:p>
      <text:p text:style-name="P3"/>
      <text:p text:style-name="P2">        <text:span text:style-name="T16">// Combinamos pagadas y pendientes en un solo array por mes</text:span></text:p>
      <text:p text:style-name="P2">        <text:span text:style-name="T10">const</text:span><text:span text:style-name="T5"> </text:span><text:span text:style-name="T11">dataMap</text:span><text:span text:style-name="T5"> </text:span><text:span text:style-name="T13">=</text:span><text:span text:style-name="T5"> {};</text:span></text:p>
      <text:p text:style-name="P3"/>
      <text:p text:style-name="P2">        <text:span text:style-name="T11">pagadas</text:span><text:span text:style-name="T5">.</text:span><text:span text:style-name="T12">forEach</text:span><text:span text:style-name="T5">(</text:span><text:span text:style-name="T4">item</text:span><text:span text:style-name="T5"> </text:span><text:span text:style-name="T10">=&gt;</text:span><text:span text:style-name="T5"> {</text:span></text:p>
      <text:p text:style-name="P2">          <text:span text:style-name="T10">const</text:span><text:span text:style-name="T5"> </text:span><text:span text:style-name="T11">mes</text:span><text:span text:style-name="T5"> </text:span><text:span text:style-name="T13">=</text:span><text:span text:style-name="T5"> </text:span><text:span text:style-name="T4">item</text:span><text:span text:style-name="T5">.</text:span><text:span text:style-name="T4">mes</text:span><text:span text:style-name="T5">;</text:span></text:p>
      <text:p text:style-name="P2">          <text:span text:style-name="T14">if</text:span><text:span text:style-name="T5"> (</text:span><text:span text:style-name="T13">!</text:span><text:span text:style-name="T11">dataMap</text:span><text:span text:style-name="T5">[</text:span><text:span text:style-name="T11">mes</text:span><text:span text:style-name="T5">]) </text:span><text:span text:style-name="T11">dataMap</text:span><text:span text:style-name="T5">[</text:span><text:span text:style-name="T11">mes</text:span><text:span text:style-name="T5">] </text:span><text:span text:style-name="T13">=</text:span><text:span text:style-name="T5"> { </text:span><text:span text:style-name="T4">mes:</text:span><text:span text:style-name="T5"> </text:span><text:span text:style-name="T11">monthNames</text:span><text:span text:style-name="T5">[</text:span><text:span text:style-name="T11">mes</text:span><text:span text:style-name="T5"> </text:span><text:span text:style-name="T13">-</text:span><text:span text:style-name="T5"> </text:span><text:span text:style-name="T17">1</text:span><text:span text:style-name="T5">], </text:span><text:span text:style-name="T4">pagado:</text:span><text:span text:style-name="T5"> </text:span><text:span text:style-name="T17">0</text:span><text:span text:style-name="T5">, </text:span><text:span text:style-name="T4">pendiente:</text:span><text:span text:style-name="T5"> </text:span><text:span text:style-name="T17">0</text:span><text:span text:style-name="T5"> };</text:span></text:p>
      <text:p text:style-name="P2">          <text:span text:style-name="T11">dataMap</text:span><text:span text:style-name="T5">[</text:span><text:span text:style-name="T11">mes</text:span><text:span text:style-name="T5">].</text:span><text:span text:style-name="T4">pagado</text:span><text:span text:style-name="T5"> </text:span><text:span text:style-name="T13">=</text:span><text:span text:style-name="T5"> </text:span><text:span text:style-name="T4">item</text:span><text:span text:style-name="T5">.</text:span><text:span text:style-name="T4">total</text:span><text:span text:style-name="T5">;</text:span></text:p>
      <text:p text:style-name="P2">        <text:span text:style-name="T5">});</text:span></text:p>
      <text:p text:style-name="P3"/>
      <text:p text:style-name="P2">        <text:span text:style-name="T11">pendientes</text:span><text:span text:style-name="T5">.</text:span><text:span text:style-name="T12">forEach</text:span><text:span text:style-name="T5">(</text:span><text:span text:style-name="T4">item</text:span><text:span text:style-name="T5"> </text:span><text:span text:style-name="T10">=&gt;</text:span><text:span text:style-name="T5"> {</text:span></text:p>
      <text:p text:style-name="P2">          <text:span text:style-name="T10">const</text:span><text:span text:style-name="T5"> </text:span><text:span text:style-name="T11">mes</text:span><text:span text:style-name="T5"> </text:span><text:span text:style-name="T13">=</text:span><text:span text:style-name="T5"> </text:span><text:span text:style-name="T4">item</text:span><text:span text:style-name="T5">.</text:span><text:span text:style-name="T4">mes</text:span><text:span text:style-name="T5">;</text:span></text:p>
      <text:p text:style-name="P2">          <text:span text:style-name="T14">if</text:span><text:span text:style-name="T5"> (</text:span><text:span text:style-name="T13">!</text:span><text:span text:style-name="T11">dataMap</text:span><text:span text:style-name="T5">[</text:span><text:span text:style-name="T11">mes</text:span><text:span text:style-name="T5">]) </text:span><text:span text:style-name="T11">dataMap</text:span><text:span text:style-name="T5">[</text:span><text:span text:style-name="T11">mes</text:span><text:span text:style-name="T5">] </text:span><text:span text:style-name="T13">=</text:span><text:span text:style-name="T5"> { </text:span><text:span text:style-name="T4">mes:</text:span><text:span text:style-name="T5"> </text:span><text:span text:style-name="T11">monthNames</text:span><text:span text:style-name="T5">[</text:span><text:span text:style-name="T11">mes</text:span><text:span text:style-name="T5"> </text:span><text:span text:style-name="T13">-</text:span><text:span text:style-name="T5"> </text:span><text:span text:style-name="T17">1</text:span><text:span text:style-name="T5">], </text:span><text:span text:style-name="T4">pagado:</text:span><text:span text:style-name="T5"> </text:span><text:span text:style-name="T17">0</text:span><text:span text:style-name="T5">, </text:span><text:span text:style-name="T4">pendiente:</text:span><text:span text:style-name="T5"> </text:span><text:span text:style-name="T17">0</text:span><text:span text:style-name="T5"> };</text:span></text:p>
      <text:p text:style-name="P2">          <text:span text:style-name="T11">dataMap</text:span><text:span text:style-name="T5">[</text:span><text:span text:style-name="T11">mes</text:span><text:span text:style-name="T5">].</text:span><text:span text:style-name="T4">pendiente</text:span><text:span text:style-name="T5"> </text:span><text:span text:style-name="T13">=</text:span><text:span text:style-name="T5"> </text:span><text:span text:style-name="T4">item</text:span><text:span text:style-name="T5">.</text:span><text:span text:style-name="T4">total</text:span><text:span text:style-name="T5">;</text:span></text:p>
      <text:p text:style-name="P2">        <text:span text:style-name="T5">});</text:span></text:p>
      <text:p text:style-name="P3"/>
      <text:p text:style-name="P2">        <text:span text:style-name="T10">const</text:span><text:span text:style-name="T5"> </text:span><text:span text:style-name="T11">finalData</text:span><text:span text:style-name="T5"> </text:span><text:span text:style-name="T13">=</text:span><text:span text:style-name="T5"> </text:span><text:span text:style-name="T18">Object</text:span><text:span text:style-name="T5">.</text:span><text:span text:style-name="T12">values</text:span><text:span text:style-name="T5">(</text:span><text:span text:style-name="T11">dataMap</text:span><text:span text:style-name="T5">).</text:span><text:span text:style-name="T12">sort</text:span><text:span text:style-name="T5">((</text:span><text:span text:style-name="T4">a</text:span><text:span text:style-name="T5">, </text:span><text:span text:style-name="T4">b</text:span><text:span text:style-name="T5">) </text:span><text:span text:style-name="T10">=&gt;</text:span></text:p>
      <text:p text:style-name="P2">          <text:span text:style-name="T11">monthNames</text:span><text:span text:style-name="T5">.</text:span><text:span text:style-name="T12">indexOf</text:span><text:span text:style-name="T5">(</text:span><text:span text:style-name="T4">a</text:span><text:span text:style-name="T5">.</text:span><text:span text:style-name="T4">mes</text:span><text:span text:style-name="T5">) </text:span><text:span text:style-name="T13">-</text:span><text:span text:style-name="T5"> </text:span><text:span text:style-name="T11">monthNames</text:span><text:span text:style-name="T5">.</text:span><text:span text:style-name="T12">indexOf</text:span><text:span text:style-name="T5">(</text:span><text:span text:style-name="T4">b</text:span><text:span text:style-name="T5">.</text:span><text:span text:style-name="T4">mes</text:span><text:span text:style-name="T5">)</text:span></text:p>
      <text:p text:style-name="P2">        <text:span text:style-name="T5">);</text:span></text:p>
      <text:p text:style-name="P3"/>
      <text:p text:style-name="P2">        <text:span text:style-name="T12">setData</text:span><text:span text:style-name="T5">(</text:span><text:span text:style-name="T11">finalData</text:span><text:span text:style-name="T5">);</text:span></text:p>
      <text:p text:style-name="P2">      <text:span text:style-name="T5">} </text:span><text:span text:style-name="T14">catch</text:span><text:span text:style-name="T5"> (</text:span><text:span text:style-name="T4">error</text:span><text:span text:style-name="T5">) {</text:span></text:p>
      <text:p text:style-name="P2">        <text:span text:style-name="T4">console</text:span><text:span text:style-name="T5">.</text:span><text:span text:style-name="T12">error</text:span><text:span text:style-name="T5">(</text:span><text:span text:style-name="T15">'Error al obtener las deudas mensuales:'</text:span><text:span text:style-name="T5">, </text:span><text:span text:style-name="T4">error</text:span><text:span text:style-name="T5">);</text:span></text:p>
      <text:p text:style-name="P2"><text:soft-page-break/>      <text:span text:style-name="T5">}</text:span></text:p>
      <text:p text:style-name="P2">    <text:span text:style-name="T5">};</text:span></text:p>
      <text:p text:style-name="P3"/>
      <text:p text:style-name="P2">    <text:span text:style-name="T12">fetchData</text:span><text:span text:style-name="T5">();</text:span></text:p>
      <text:p text:style-name="P2">  <text:span text:style-name="T5">}, []);</text:span></text:p>
      <text:p text:style-name="P3"/>
      <text:p text:style-name="P2">  <text:span text:style-name="T14">return</text:span><text:span text:style-name="T5"> (</text:span></text:p>
      <text:p text:style-name="P2">    <text:span text:style-name="T19">&lt;</text:span><text:span text:style-name="T10">div</text:span><text:span text:style-name="T5"> </text:span><text:span text:style-name="T4">className</text:span><text:span text:style-name="T13">=</text:span><text:span text:style-name="T15">"chart-container"</text:span><text:span text:style-name="T19">&gt;</text:span></text:p>
      <text:p text:style-name="P2">      <text:span text:style-name="T19">&lt;</text:span><text:span text:style-name="T10">h3</text:span><text:span text:style-name="T5"> </text:span><text:span text:style-name="T4">className</text:span><text:span text:style-name="T13">=</text:span><text:span text:style-name="T15">"chart-title"</text:span><text:span text:style-name="T19">&gt;</text:span><text:span text:style-name="T5">Deudas Mensuales</text:span><text:span text:style-name="T19">&lt;/</text:span><text:span text:style-name="T10">h3</text:span><text:span text:style-name="T19">&gt;</text:span></text:p>
      <text:p text:style-name="P2">      <text:span text:style-name="T19">&lt;</text:span><text:span text:style-name="T18">ResponsiveContainer</text:span><text:span text:style-name="T5"> </text:span><text:span text:style-name="T4">width</text:span><text:span text:style-name="T13">=</text:span><text:span text:style-name="T15">"100%"</text:span><text:span text:style-name="T5"> </text:span><text:span text:style-name="T4">height</text:span><text:span text:style-name="T13">=</text:span><text:span text:style-name="T10">{</text:span><text:span text:style-name="T17">400</text:span><text:span text:style-name="T10">}</text:span><text:span text:style-name="T19">&gt;</text:span></text:p>
      <text:p text:style-name="P2">        <text:span text:style-name="T19">&lt;</text:span><text:span text:style-name="T18">BarChart</text:span><text:span text:style-name="T5"> </text:span><text:span text:style-name="T4">data</text:span><text:span text:style-name="T13">=</text:span><text:span text:style-name="T10">{</text:span><text:span text:style-name="T11">data</text:span><text:span text:style-name="T10">}</text:span><text:span text:style-name="T5"> </text:span><text:span text:style-name="T4">margin</text:span><text:span text:style-name="T13">=</text:span><text:span text:style-name="T10">{</text:span><text:span text:style-name="T13">{ </text:span><text:span text:style-name="T4">top:</text:span><text:span text:style-name="T13"> </text:span><text:span text:style-name="T17">20</text:span><text:span text:style-name="T13">, </text:span><text:span text:style-name="T4">right:</text:span><text:span text:style-name="T13"> </text:span><text:span text:style-name="T17">30</text:span><text:span text:style-name="T13">, </text:span><text:span text:style-name="T4">left:</text:span><text:span text:style-name="T13"> </text:span><text:span text:style-name="T17">0</text:span><text:span text:style-name="T13">, </text:span><text:span text:style-name="T4">bottom:</text:span><text:span text:style-name="T13"> </text:span><text:span text:style-name="T17">5</text:span><text:span text:style-name="T13"> }</text:span><text:span text:style-name="T10">}</text:span><text:span text:style-name="T19">&gt;</text:span></text:p>
      <text:p text:style-name="P2">          <text:span text:style-name="T19">&lt;</text:span><text:span text:style-name="T18">CartesianGrid</text:span><text:span text:style-name="T5"> </text:span><text:span text:style-name="T4">strokeDasharray</text:span><text:span text:style-name="T13">=</text:span><text:span text:style-name="T15">"3 3"</text:span><text:span text:style-name="T5"> </text:span><text:span text:style-name="T19">/&gt;</text:span></text:p>
      <text:p text:style-name="P2">          <text:span text:style-name="T19">&lt;</text:span><text:span text:style-name="T18">XAxis</text:span><text:span text:style-name="T5"> </text:span><text:span text:style-name="T4">dataKey</text:span><text:span text:style-name="T13">=</text:span><text:span text:style-name="T15">"mes"</text:span><text:span text:style-name="T5"> </text:span><text:span text:style-name="T19">/&gt;</text:span></text:p>
      <text:p text:style-name="P2">          <text:span text:style-name="T19">&lt;</text:span><text:span text:style-name="T18">YAxis</text:span><text:span text:style-name="T5"> </text:span><text:span text:style-name="T19">/&gt;</text:span></text:p>
      <text:p text:style-name="P2">          <text:span text:style-name="T19">&lt;</text:span><text:span text:style-name="T18">Tooltip</text:span><text:span text:style-name="T5"> </text:span><text:span text:style-name="T19">/&gt;</text:span></text:p>
      <text:p text:style-name="P2">          <text:span text:style-name="T19">&lt;</text:span><text:span text:style-name="T18">Legend</text:span><text:span text:style-name="T5"> </text:span><text:span text:style-name="T19">/&gt;</text:span></text:p>
      <text:p text:style-name="P2">          <text:span text:style-name="T19">&lt;</text:span><text:span text:style-name="T18">Bar</text:span><text:span text:style-name="T5"> </text:span><text:span text:style-name="T4">dataKey</text:span><text:span text:style-name="T13">=</text:span><text:span text:style-name="T15">"pagado"</text:span><text:span text:style-name="T5"> </text:span><text:span text:style-name="T4">fill</text:span><text:span text:style-name="T13">=</text:span><text:span text:style-name="T15">"#4caf50"</text:span><text:span text:style-name="T5"> </text:span><text:span text:style-name="T4">name</text:span><text:span text:style-name="T13">=</text:span><text:span text:style-name="T15">"Pagado"</text:span><text:span text:style-name="T5"> </text:span><text:span text:style-name="T19">/&gt;</text:span></text:p>
      <text:p text:style-name="P2">          <text:span text:style-name="T19">&lt;</text:span><text:span text:style-name="T18">Bar</text:span><text:span text:style-name="T5"> </text:span><text:span text:style-name="T4">dataKey</text:span><text:span text:style-name="T13">=</text:span><text:span text:style-name="T15">"pendiente"</text:span><text:span text:style-name="T5"> </text:span><text:span text:style-name="T4">fill</text:span><text:span text:style-name="T13">=</text:span><text:span text:style-name="T15">"#f44336"</text:span><text:span text:style-name="T5"> </text:span><text:span text:style-name="T4">name</text:span><text:span text:style-name="T13">=</text:span><text:span text:style-name="T15">"Pendiente"</text:span><text:span text:style-name="T5"> </text:span><text:span text:style-name="T19">/&gt;</text:span></text:p>
      <text:p text:style-name="P2">        <text:span text:style-name="T19">&lt;/</text:span><text:span text:style-name="T18">BarChart</text:span><text:span text:style-name="T19">&gt;</text:span></text:p>
      <text:p text:style-name="P2">      <text:span text:style-name="T19">&lt;/</text:span><text:span text:style-name="T18">ResponsiveContainer</text:span><text:span text:style-name="T19">&gt;</text:span></text:p>
      <text:p text:style-name="P2">    <text:span text:style-name="T19">&lt;/</text:span><text:span text:style-name="T10">div</text:span><text:span text:style-name="T19">&gt;</text:span></text:p>
      <text:p text:style-name="P2">  <text:span text:style-name="T5">);</text:span></text:p>
      <text:p text:style-name="P1">};</text:p>
      <text:p text:style-name="P3"/>
      <text:p text:style-name="P1"><text:span text:style-name="T1">export</text:span> <text:span text:style-name="T1">default</text:span> <text:span text:style-name="T9">DeudasMensuales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23:13:03.505642200</meta:creation-date>
    <dc:date>2025-08-07T23:13:09.759256300</dc:date>
    <meta:editing-duration>PT6S</meta:editing-duration>
    <meta:editing-cycles>1</meta:editing-cycles>
    <meta:document-statistic meta:table-count="0" meta:image-count="0" meta:object-count="0" meta:page-count="2" meta:paragraph-count="62" meta:word-count="223" meta:character-count="2088" meta:non-whitespace-character-count="1585"/>
    <meta:generator>LibreOffice/25.2.4.3$Windows_X86_64 LibreOffice_project/33e196637044ead23f5c3226cde09b47731f7e27</meta:generator>
  </office:meta>
</office:document-meta>
</file>